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08ccd7"/>
    </style:style>
    <style:style style:name="P4" style:family="paragraph" style:parent-style-name="Text_20_body">
      <style:paragraph-properties fo:line-height="100%"/>
      <style:text-properties officeooo:rsid="04af6545" officeooo:paragraph-rsid="06674392"/>
    </style:style>
    <style:style style:name="P5" style:family="paragraph" style:parent-style-name="Standard">
      <style:text-properties officeooo:paragraph-rsid="06c639e7"/>
    </style:style>
    <style:style style:name="P6" style:family="paragraph" style:parent-style-name="Standard">
      <style:text-properties officeooo:paragraph-rsid="06cd4ee8"/>
    </style:style>
    <style:style style:name="P7" style:family="paragraph" style:parent-style-name="Standard">
      <style:text-properties style:font-name="Monospace" fo:language="en" fo:country="US" officeooo:rsid="0695d5d1" officeooo:paragraph-rsid="06c639e7" style:font-size-asian="10.5pt" style:font-name-complex="David CLM" style:font-weight-complex="normal"/>
    </style:style>
    <style:style style:name="P8" style:family="paragraph" style:parent-style-name="Standard">
      <style:text-properties style:font-name="Monospace" fo:language="en" fo:country="US" officeooo:rsid="0695d5d1" officeooo:paragraph-rsid="06cd4ee8" style:font-size-asian="10.5pt" style:font-name-complex="David CLM" style:font-weight-complex="normal"/>
    </style:style>
    <style:style style:name="P9" style:family="paragraph" style:parent-style-name="חצי_20_שורה">
      <style:text-properties fo:color="#000000" loext:opacity="100%" style:font-name="Monospace" fo:font-size="12pt" fo:font-style="normal" fo:font-weight="normal" officeooo:rsid="06b14e7b" officeooo:paragraph-rsid="06ee1cf6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P10" style:family="paragraph" style:parent-style-name="Heading_20_1">
      <style:paragraph-properties fo:line-height="100%"/>
      <style:text-properties officeooo:paragraph-rsid="04af6545"/>
    </style:style>
    <style:style style:name="P11" style:family="paragraph" style:parent-style-name="Heading_20_2">
      <style:text-properties officeooo:paragraph-rsid="06ee1cf6"/>
    </style:style>
    <style:style style:name="P12" style:family="paragraph" style:parent-style-name="Standard">
      <style:text-properties officeooo:rsid="06eaaadd" officeooo:paragraph-rsid="06ee1cf6"/>
    </style:style>
    <style:style style:name="P13" style:family="paragraph" style:parent-style-name="Standard">
      <style:text-properties officeooo:paragraph-rsid="06ee1cf6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58fae3"/>
    </style:style>
    <style:style style:name="T5" style:family="text">
      <style:text-properties officeooo:rsid="05735d0c"/>
    </style:style>
    <style:style style:name="T6" style:family="text">
      <style:text-properties fo:color="#000000" loext:opacity="100%" style:font-name="Monospace" fo:font-size="12pt" fo:font-style="normal" fo:font-weight="normal" officeooo:rsid="06c639e7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font-style="normal" fo:font-weight="normal" officeooo:rsid="06d88912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6e91b95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9" style:family="text">
      <style:text-properties style:font-name="Monospace" officeooo:rsid="06e667ae" style:font-size-asian="10.5pt" style:font-name-complex="David CLM" style:font-weight-complex="normal"/>
    </style:style>
    <style:style style:name="T10" style:family="text">
      <style:text-properties style:font-name="Monospace" fo:language="en" fo:country="US" officeooo:rsid="0695d5d1" style:font-size-asian="10.5pt" style:font-name-complex="David CLM" style:font-weight-complex="normal"/>
    </style:style>
    <style:style style:name="T11" style:family="text">
      <style:text-properties style:font-name="Monospace" fo:language="en" fo:country="US" officeooo:rsid="06cd4ee8" style:font-size-asian="10.5pt" style:font-name-complex="David CLM" style:font-weight-complex="normal"/>
    </style:style>
    <style:style style:name="T12" style:family="text">
      <style:text-properties officeooo:rsid="04af6545"/>
    </style:style>
    <style:style style:name="T13" style:family="text">
      <style:text-properties style:font-name="Liberation Sans" fo:font-size="21pt" fo:font-weight="bold" officeooo:rsid="06c4cd14" style:font-name-asian="Noto Sans CJK SC Regular" style:font-size-asian="18.2000007629395pt" style:font-weight-asian="bold" style:font-name-complex="Nachlieli CLM" style:font-size-complex="21pt" style:font-weight-complex="bold"/>
    </style:style>
    <style:style style:name="T14" style:family="text">
      <style:text-properties officeooo:rsid="06e496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1">מטלה</text:span><text:span text:style-name="T12"> –</text:span><text:span text:style-name="T2"> חלוק</text:span><text:span text:style-name="T13">ה מיטבית של</text:span><text:span text:style-name="T2"> חפצים בדידים - </text:span><text:span text:style-name="T14">טיוטה</text:span></text:h>
      <text:p text:style-name="P4">יש לענות על שאלה אחת לבחירתכם. <text:s/><text:span text:style-name="T4">שאלות המסומנות בכוכבית (*) מזכות בניקוד כפול.</text:span></text:p>
      <text:p text:style-name="P4"/>
      <text:p text:style-name="P3"><text:span text:style-name="T5">שאלה </text:span><text:span text:style-name="T3">1: </text:span><text:span text:style-name="T6">תיכנות ליניארי בשלמים</text:span></text:p>
      <text:p text:style-name="P5">כתבו תוכניות ליניאריות בשלמים לפתרון הבעיות הבאות:</text:p>
      <text:p text:style-name="P5">א. בדיקה האם קיימת חלוקה ללא־קנאה.</text:p>
      <text:p text:style-name="P7">ב. בדיקה האם קיימת חלוקה פרופורציונלית לשחקנים עם זכויות שונות.</text:p>
      <text:p text:style-name="P6"><text:span text:style-name="T10">ג. </text:span><text:span text:style-name="T11">מציאת חלוקה הממקסמת את סכום ערכי השחקנים, מבין כל החלוקות הפרופורציונליות.</text:span></text:p>
      <text:p text:style-name="P8"/>
      <text:p text:style-name="P11">שאלה <text:span text:style-name="T7">3</text:span>: <text:span text:style-name="T8">בעיית תיזמון העבודות</text:span></text:p>
      <text:p text:style-name="P13">הוכיחו, שבעיית <text:span text:style-name="T9">תיזמון העבודות (job scheduling) </text:span>היא NP‏־קשה.</text:p>
      <text:p text:style-name="P12">רמז: הראו רדוקציה מבעיית חלוקת המספרים (partition).</text:p>
      <text:p text:style-name="P13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חצי_20_שורה" style:display-name="חצי שורה" style:family="paragraph" style:parent-style-name="Standard" style:default-outline-level="">
      <style:paragraph-properties fo:line-height="0.0972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style:style style:name="Character_5f_20_5f_style" style:display-name="Character_20_style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1-16T15:41:24.749000000</dc:date>
    <meta:editing-duration>P12DT21H42M10S</meta:editing-duration>
    <meta:editing-cycles>1587</meta:editing-cycles>
    <meta:document-statistic meta:table-count="0" meta:image-count="0" meta:object-count="0" meta:page-count="1" meta:paragraph-count="12" meta:word-count="88" meta:character-count="533" meta:non-whitespace-character-count="455"/>
  </office:meta>
</office:document-meta>
</file>